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paragraph-properties fo:margin-top="0in" fo:margin-bottom="0in" style:contextual-spacing="false"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ore on filters with AND, OR, and NOT</text:h>
      <text:p text:style-name="Text_20_body">Previously, you explored how to add filters containing the <text:span text:style-name="Variable">AND</text:span>, <text:span text:style-name="Variable">OR</text:span>, and <text:span text:style-name="Variable">NOT</text:span> operators to your SQL queries. In this reading, you'll continue to explore how these operators can help you refine your queries.</text:p>
      <text:h text:style-name="Heading_20_2" text:outline-level="2">Logical operators</text:h>
      <text:p text:style-name="Text_20_body"><text:span text:style-name="Variable">AND</text:span>, <text:span text:style-name="Variable">OR</text:span>, and <text:span text:style-name="Variable">NOT</text:span> allow you to filter your queries to return the specific information that will help you in your work as a security analyst. They are all considered logical operators.</text:p>
      <text:h text:style-name="Heading_20_3" text:outline-level="3">AND </text:h>
      <text:p text:style-name="Text_20_body">First, <text:span text:style-name="Variable">AND</text:span> is used to filter on two conditions. <text:span text:style-name="Variable">AND</text:span> specifies that both conditions must be met simultaneously. </text:p>
      <text:p text:style-name="Text_20_body">As an example, a cybersecurity concern might affect only those customer accounts that meet both the condition of being handled by a support representative with an ID of 5 and the condition of being located in the USA. To find the names and emails of those specific customers, you should place the two conditions on either side of the <text:span text:style-name="Variable">AND</text:span> operator in the <text:span text:style-name="Variable">WHERE</text:span> clause:</text:p>
      <text:p text:style-name="P2">1</text:p>
      <text:p text:style-name="P2">2</text:p>
      <text:p text:style-name="P2">3</text:p>
      <text:p text:style-name="P2">SELECT firstname, lastname, email, country, supportrepid</text:p>
      <text:p text:style-name="P2">FROM customers</text:p>
      <text:p text:style-name="P2">WHERE supportrepid = 5 AND country = 'USA';</text:p>
      <text:p text:style-name="Text_20_body">RunReset</text:p>
      <text:p text:style-name="Preformatted_20_Text">+-----------+----------+-------------------------+---------+--------------+</text:p>
      <text:p text:style-name="Preformatted_20_Text">| FirstName | LastName | Email <text:s text:c="18"/>| Country | SupportRepId |</text:p>
      <text:p text:style-name="Preformatted_20_Text">+-----------+----------+-------------------------+---------+--------------+</text:p>
      <text:p text:style-name="Preformatted_20_Text">| Jack <text:s text:c="5"/>| Smith <text:s text:c="3"/>| jacksmith@microsoft.com | USA <text:s text:c="4"/>| <text:s text:c="11"/>5 |</text:p>
      <text:p text:style-name="Preformatted_20_Text">| Kathy <text:s text:c="4"/>| Chase <text:s text:c="3"/>| kachase@hotmail.com <text:s text:c="4"/>| USA <text:s text:c="4"/>| <text:s text:c="11"/>5 |</text:p>
      <text:p text:style-name="Preformatted_20_Text">| Victor <text:s text:c="3"/>| Stevens <text:s/>| vstevens@yahoo.com <text:s text:c="5"/>| USA <text:s text:c="4"/>| <text:s text:c="11"/>5 |</text:p>
      <text:p text:style-name="Preformatted_20_Text">| Julia <text:s text:c="4"/>| Barnett <text:s/>| jubarnett@gmail.com <text:s text:c="4"/>| USA <text:s text:c="4"/>| <text:s text:c="11"/>5 |</text:p>
      <text:p text:style-name="P1">+-----------+----------+-------------------------+---------+--------------+</text:p>
      <text:p text:style-name="Text_20_body">Running this query returns four rows of information about the customers. You can use this information to contact them about the security concern.</text:p>
      <text:h text:style-name="Heading_20_3" text:outline-level="3">OR </text:h>
      <text:p text:style-name="Text_20_body">The <text:span text:style-name="Variable">OR</text:span> operator also connects two conditions, but <text:span text:style-name="Variable">OR</text:span> specifies that either condition can be met. It returns results where the first condition, the second condition, or both are met.</text:p>
      <text:p text:style-name="Text_20_body">For example, if you are responsible for finding all customers who are either in the USA or Canada so that you can communicate information about a security update, you can use an <text:span text:style-name="Variable">OR</text:span> operator to find all <text:soft-page-break/>the needed records. As the following query demonstrates, you should place the two conditions on either side of the <text:span text:style-name="Variable">OR</text:span> operator in the <text:span text:style-name="Variable">WHERE</text:span> clause:</text:p>
      <text:p text:style-name="P2">1</text:p>
      <text:p text:style-name="P2">2</text:p>
      <text:p text:style-name="P2">3</text:p>
      <text:p text:style-name="P2">SELECT firstname, lastname, email, country</text:p>
      <text:p text:style-name="P2">FROM customers</text:p>
      <text:p text:style-name="P2">WHERE country = 'Canada' OR country = 'USA';</text:p>
      <text:p text:style-name="Text_20_body">RunReset</text:p>
      <text:p text:style-name="Preformatted_20_Text">+-----------+------------+--------------------------+---------+</text:p>
      <text:p text:style-name="Preformatted_20_Text">| FirstName | LastName <text:s text:c="2"/>| Email <text:s text:c="19"/>| Country |</text:p>
      <text:p text:style-name="Preformatted_20_Text">+-----------+------------+--------------------------+---------+</text:p>
      <text:p text:style-name="Preformatted_20_Text">| François <text:s/>| Tremblay <text:s text:c="2"/>| ftremblay@gmail.com <text:s text:c="5"/>| Canada <text:s/>|</text:p>
      <text:p text:style-name="Preformatted_20_Text">| Mark <text:s text:c="5"/>| Philips <text:s text:c="3"/>| mphilips12@shaw.ca <text:s text:c="6"/>| Canada <text:s/>|</text:p>
      <text:p text:style-name="Preformatted_20_Text">| Jennifer <text:s/>| Peterson <text:s text:c="2"/>| jenniferp@rogers.ca <text:s text:c="5"/>| Canada <text:s/>|</text:p>
      <text:p text:style-name="Preformatted_20_Text">| Frank <text:s text:c="4"/>| Harris <text:s text:c="4"/>| fharris@google.com <text:s text:c="6"/>| USA <text:s text:c="4"/>|</text:p>
      <text:p text:style-name="Preformatted_20_Text">| Jack <text:s text:c="5"/>| Smith <text:s text:c="5"/>| jacksmith@microsoft.com <text:s/>| USA <text:s text:c="4"/>|</text:p>
      <text:p text:style-name="Preformatted_20_Text">| Michelle <text:s/>| Brooks <text:s text:c="4"/>| michelleb@aol.com <text:s text:c="7"/>| USA <text:s text:c="4"/>|</text:p>
      <text:p text:style-name="Preformatted_20_Text">| Tim <text:s text:c="6"/>| Goyer <text:s text:c="5"/>| tgoyer@apple.com <text:s text:c="8"/>| USA <text:s text:c="4"/>|</text:p>
      <text:p text:style-name="Preformatted_20_Text">| Dan <text:s text:c="6"/>| Miller <text:s text:c="4"/>| dmiller@comcast.com <text:s text:c="5"/>| USA <text:s text:c="4"/>|</text:p>
      <text:p text:style-name="Preformatted_20_Text">| Kathy <text:s text:c="4"/>| Chase <text:s text:c="5"/>| kachase@hotmail.com <text:s text:c="5"/>| USA <text:s text:c="4"/>|</text:p>
      <text:p text:style-name="Preformatted_20_Text">| Heather <text:s text:c="2"/>| Leacock <text:s text:c="3"/>| hleacock@gmail.com <text:s text:c="6"/>| USA <text:s text:c="4"/>|</text:p>
      <text:p text:style-name="Preformatted_20_Text">| John <text:s text:c="5"/>| Gordon <text:s text:c="4"/>| johngordon22@yahoo.com <text:s text:c="2"/>| USA <text:s text:c="4"/>|</text:p>
      <text:p text:style-name="Preformatted_20_Text">| Frank <text:s text:c="4"/>| Ralston <text:s text:c="3"/>| fralston@gmail.com <text:s text:c="6"/>| USA <text:s text:c="4"/>|</text:p>
      <text:p text:style-name="Preformatted_20_Text">| Victor <text:s text:c="3"/>| Stevens <text:s text:c="3"/>| vstevens@yahoo.com <text:s text:c="6"/>| USA <text:s text:c="4"/>|</text:p>
      <text:p text:style-name="Preformatted_20_Text">| Richard <text:s text:c="2"/>| Cunningham | ricunningham@hotmail.com | USA <text:s text:c="4"/>|</text:p>
      <text:p text:style-name="Preformatted_20_Text">| Patrick <text:s text:c="2"/>| Gray <text:s text:c="6"/>| patrick.gray@aol.com <text:s text:c="4"/>| USA <text:s text:c="4"/>|</text:p>
      <text:p text:style-name="Preformatted_20_Text">| Julia <text:s text:c="4"/>| Barnett <text:s text:c="3"/>| jubarnett@gmail.com <text:s text:c="5"/>| USA <text:s text:c="4"/>|</text:p>
      <text:p text:style-name="Preformatted_20_Text">| Robert <text:s text:c="3"/>| Brown <text:s text:c="5"/>| robbrown@shaw.ca <text:s text:c="8"/>| Canada <text:s/>|</text:p>
      <text:p text:style-name="Preformatted_20_Text">| Edward <text:s text:c="3"/>| Francis <text:s text:c="3"/>| edfrancis@yachoo.ca <text:s text:c="5"/>| Canada <text:s/>|</text:p>
      <text:p text:style-name="Preformatted_20_Text">| Martha <text:s text:c="3"/>| Silk <text:s text:c="6"/>| marthasilk@gmail.com <text:s text:c="4"/>| Canada <text:s/>|</text:p>
      <text:p text:style-name="Preformatted_20_Text">| Aaron <text:s text:c="4"/>| Mitchell <text:s text:c="2"/>| aaronmitchell@yahoo.ca <text:s text:c="2"/>| Canada <text:s/>|</text:p>
      <text:p text:style-name="Preformatted_20_Text">| Ellie <text:s text:c="4"/>| Sullivan <text:s text:c="2"/>| ellie.sullivan@shaw.ca <text:s text:c="2"/>| Canada <text:s/>|</text:p>
      <text:p text:style-name="P1">+-----------+------------+--------------------------+---------+</text:p>
      <text:p text:style-name="Text_20_body">The query returns all customers in either the US or Canada.</text:p>
      <text:p text:style-name="Text_20_body"><text:span text:style-name="Strong_20_Emphasis">Note:</text:span> Even if both conditions are based on the same column, you need to write out both full conditions. For instance, the query in the previous example contains the filter <text:span text:style-name="Variable">WHERE country = 'Canada' OR country = 'USA'</text:span>. </text:p>
      <text:h text:style-name="Heading_20_3" text:outline-level="3">NOT </text:h>
      <text:p text:style-name="Text_20_body">Unlike the previous two operators, the <text:span text:style-name="Variable">NOT</text:span> operator only works on a single condition, and not on multiple ones. The <text:span text:style-name="Variable">NOT</text:span> operator negates a condition. This means that SQL returns all records that don’t match the condition specified in the query. </text:p>
      <text:p text:style-name="Text_20_body">For example, if a cybersecurity issue doesn't affect customers in the USA but might affect those in other countries, you can return all customers who are not in the USA. This would be more efficient than creating individual conditions for all of the other countries. To use the <text:span text:style-name="Variable">NOT</text:span> operator for this task, write the following query and place <text:span text:style-name="Variable">NOT</text:span> directly after <text:span text:style-name="Variable">WHERE</text:span>:</text:p>
      <text:p text:style-name="P2"><text:soft-page-break/>1</text:p>
      <text:p text:style-name="P2">2</text:p>
      <text:p text:style-name="P2">3</text:p>
      <text:p text:style-name="P2">SELECT firstname, lastname, email, country</text:p>
      <text:p text:style-name="P2">FROM customers</text:p>
      <text:p text:style-name="P2">WHERE NOT country = 'USA';</text:p>
      <text:p text:style-name="Text_20_body">RunReset</text:p>
      <text:p text:style-name="Preformatted_20_Text">+-----------+-------------+-------------------------------+----------------+</text:p>
      <text:p text:style-name="Preformatted_20_Text">| FirstName | LastName <text:s text:c="3"/>| Email <text:s text:c="24"/>| Country <text:s text:c="7"/>|</text:p>
      <text:p text:style-name="Preformatted_20_Text">+-----------+-------------+-------------------------------+----------------+</text:p>
      <text:p text:style-name="Preformatted_20_Text">| Luís <text:s text:c="5"/>| Gonçalves <text:s text:c="2"/>| luisg@embraer.com.br <text:s text:c="9"/>| Brazil <text:s text:c="8"/>|</text:p>
      <text:p text:style-name="Preformatted_20_Text">| Leonie <text:s text:c="3"/>| Köhler <text:s text:c="5"/>| leonekohler@surfeu.de <text:s text:c="8"/>| Germany <text:s text:c="7"/>|</text:p>
      <text:p text:style-name="Preformatted_20_Text">| François <text:s/>| Tremblay <text:s text:c="3"/>| ftremblay@gmail.com <text:s text:c="10"/>| Canada <text:s text:c="8"/>|</text:p>
      <text:p text:style-name="Preformatted_20_Text">| Bjørn <text:s text:c="4"/>| Hansen <text:s text:c="5"/>| bjorn.hansen@yahoo.no <text:s text:c="8"/>| Norway <text:s text:c="8"/>|</text:p>
      <text:p text:style-name="Preformatted_20_Text">| František | Wichterlová | frantisekw@jetbrains.com <text:s text:c="5"/>| Czech Republic |</text:p>
      <text:p text:style-name="Preformatted_20_Text">| Helena <text:s text:c="3"/>| Holý <text:s text:c="7"/>| hholy@gmail.com <text:s text:c="14"/>| Czech Republic |</text:p>
      <text:p text:style-name="Preformatted_20_Text">| Astrid <text:s text:c="3"/>| Gruber <text:s text:c="5"/>| astrid.gruber@apple.at <text:s text:c="7"/>| Austria <text:s text:c="7"/>|</text:p>
      <text:p text:style-name="Preformatted_20_Text">| Daan <text:s text:c="5"/>| Peeters <text:s text:c="4"/>| daan_peeters@apple.be <text:s text:c="8"/>| Belgium <text:s text:c="7"/>|</text:p>
      <text:p text:style-name="Preformatted_20_Text">| Kara <text:s text:c="5"/>| Nielsen <text:s text:c="4"/>| kara.nielsen@jubii.dk <text:s text:c="8"/>| Denmark <text:s text:c="7"/>|</text:p>
      <text:p text:style-name="Preformatted_20_Text">| Eduardo <text:s text:c="2"/>| Martins <text:s text:c="4"/>| eduardo@woodstock.com.br <text:s text:c="5"/>| Brazil <text:s text:c="8"/>|</text:p>
      <text:p text:style-name="Preformatted_20_Text">| Alexandre | Rocha <text:s text:c="6"/>| alero@uol.com.br <text:s text:c="13"/>| Brazil <text:s text:c="8"/>|</text:p>
      <text:p text:style-name="Preformatted_20_Text">| Roberto <text:s text:c="2"/>| Almeida <text:s text:c="4"/>| roberto.almeida@riotur.gov.br | Brazil <text:s text:c="8"/>|</text:p>
      <text:p text:style-name="Preformatted_20_Text">| Fernanda <text:s/>| Ramos <text:s text:c="6"/>| fernadaramos4@uol.com.br <text:s text:c="5"/>| Brazil <text:s text:c="8"/>|</text:p>
      <text:p text:style-name="Preformatted_20_Text">| Mark <text:s text:c="5"/>| Philips <text:s text:c="4"/>| mphilips12@shaw.ca <text:s text:c="11"/>| Canada <text:s text:c="8"/>|</text:p>
      <text:p text:style-name="Preformatted_20_Text">| Jennifer <text:s/>| Peterson <text:s text:c="3"/>| jenniferp@rogers.ca <text:s text:c="10"/>| Canada <text:s text:c="8"/>|</text:p>
      <text:p text:style-name="Preformatted_20_Text">| Robert <text:s text:c="3"/>| Brown <text:s text:c="6"/>| robbrown@shaw.ca <text:s text:c="13"/>| Canada <text:s text:c="8"/>|</text:p>
      <text:p text:style-name="Preformatted_20_Text">| Edward <text:s text:c="3"/>| Francis <text:s text:c="4"/>| edfrancis@yachoo.ca <text:s text:c="10"/>| Canada <text:s text:c="8"/>|</text:p>
      <text:p text:style-name="Preformatted_20_Text">| Martha <text:s text:c="3"/>| Silk <text:s text:c="7"/>| marthasilk@gmail.com <text:s text:c="9"/>| Canada <text:s text:c="8"/>|</text:p>
      <text:p text:style-name="Preformatted_20_Text">| Aaron <text:s text:c="4"/>| Mitchell <text:s text:c="3"/>| aaronmitchell@yahoo.ca <text:s text:c="7"/>| Canada <text:s text:c="8"/>|</text:p>
      <text:p text:style-name="Preformatted_20_Text">| Ellie <text:s text:c="4"/>| Sullivan <text:s text:c="3"/>| ellie.sullivan@shaw.ca <text:s text:c="7"/>| Canada <text:s text:c="8"/>|</text:p>
      <text:p text:style-name="Preformatted_20_Text">| João <text:s text:c="5"/>| Fernandes <text:s text:c="2"/>| jfernandes@yahoo.pt <text:s text:c="10"/>| Portugal <text:s text:c="6"/>|</text:p>
      <text:p text:style-name="Preformatted_20_Text">| Madalena <text:s/>| Sampaio <text:s text:c="4"/>| masampaio@sapo.pt <text:s text:c="12"/>| Portugal <text:s text:c="6"/>|</text:p>
      <text:p text:style-name="Preformatted_20_Text">| Hannah <text:s text:c="3"/>| Schneider <text:s text:c="2"/>| hannah.schneider@yahoo.de <text:s text:c="4"/>| Germany <text:s text:c="7"/>|</text:p>
      <text:p text:style-name="Preformatted_20_Text">| Fynn <text:s text:c="5"/>| Zimmermann <text:s/>| fzimmermann@yahoo.de <text:s text:c="9"/>| Germany <text:s text:c="7"/>|</text:p>
      <text:p text:style-name="Preformatted_20_Text">| Niklas <text:s text:c="3"/>| Schröder <text:s text:c="3"/>| nschroder@surfeu.de <text:s text:c="10"/>| Germany <text:s text:c="7"/>|</text:p>
      <text:p text:style-name="Preformatted_20_Text">+-----------+-------------+-------------------------------+----------------+</text:p>
      <text:p text:style-name="P1">(Output limit exceeded, 25 of 46 total rows shown)</text:p>
      <text:p text:style-name="Text_20_body">SQL returns every entry where the customers are not from the USA.</text:p>
      <text:p text:style-name="Text_20_body"><text:span text:style-name="Strong_20_Emphasis">Pro tip: </text:span>Another way of finding values that are not equal to a certain value is by using the <text:span text:style-name="Variable">&lt;&gt;</text:span> operator or the <text:span text:style-name="Variable">!=</text:span> operator. For example, <text:span text:style-name="Variable">WHERE country &lt;&gt; 'USA'</text:span> and <text:span text:style-name="Variable">WHERE country != 'USA'</text:span> are the same filters as <text:span text:style-name="Variable">WHERE NOT country = 'USA'</text:span>. </text:p>
      <text:h text:style-name="Heading_20_2" text:outline-level="2">Combining logical operators</text:h>
      <text:p text:style-name="Text_20_body">Logical operators can be combined in filters. For example, if you know that both the USA and Canada are not affected by a cybersecurity issue, you can combine operators to return customers in all countries besides these two. In the following query, <text:span text:style-name="Variable">NOT</text:span> is placed before the first condition, it's joined to a second condition with <text:span text:style-name="Variable">AND</text:span>, and then <text:span text:style-name="Variable">NOT</text:span> is also placed before that second condition. You can run it to explore what it returns:</text:p>
      <text:p text:style-name="P2"><text:soft-page-break/>1</text:p>
      <text:p text:style-name="P2">2</text:p>
      <text:p text:style-name="P2">3</text:p>
      <text:p text:style-name="P2">SELECT firstname, lastname, email, country</text:p>
      <text:p text:style-name="P2">FROM customers</text:p>
      <text:p text:style-name="P2">WHERE NOT country = 'Canada' AND NOT country = 'USA';</text:p>
      <text:p text:style-name="Text_20_body">RunReset</text:p>
      <text:p text:style-name="Preformatted_20_Text">+-----------+-------------+-------------------------------+----------------+</text:p>
      <text:p text:style-name="Preformatted_20_Text">| FirstName | LastName <text:s text:c="3"/>| Email <text:s text:c="24"/>| Country <text:s text:c="7"/>|</text:p>
      <text:p text:style-name="Preformatted_20_Text">+-----------+-------------+-------------------------------+----------------+</text:p>
      <text:p text:style-name="Preformatted_20_Text">| Luís <text:s text:c="5"/>| Gonçalves <text:s text:c="2"/>| luisg@embraer.com.br <text:s text:c="9"/>| Brazil <text:s text:c="8"/>|</text:p>
      <text:p text:style-name="Preformatted_20_Text">| Leonie <text:s text:c="3"/>| Köhler <text:s text:c="5"/>| leonekohler@surfeu.de <text:s text:c="8"/>| Germany <text:s text:c="7"/>|</text:p>
      <text:p text:style-name="Preformatted_20_Text">| Bjørn <text:s text:c="4"/>| Hansen <text:s text:c="5"/>| bjorn.hansen@yahoo.no <text:s text:c="8"/>| Norway <text:s text:c="8"/>|</text:p>
      <text:p text:style-name="Preformatted_20_Text">| František | Wichterlová | frantisekw@jetbrains.com <text:s text:c="5"/>| Czech Republic |</text:p>
      <text:p text:style-name="Preformatted_20_Text">| Helena <text:s text:c="3"/>| Holý <text:s text:c="7"/>| hholy@gmail.com <text:s text:c="14"/>| Czech Republic |</text:p>
      <text:p text:style-name="Preformatted_20_Text">| Astrid <text:s text:c="3"/>| Gruber <text:s text:c="5"/>| astrid.gruber@apple.at <text:s text:c="7"/>| Austria <text:s text:c="7"/>|</text:p>
      <text:p text:style-name="Preformatted_20_Text">| Daan <text:s text:c="5"/>| Peeters <text:s text:c="4"/>| daan_peeters@apple.be <text:s text:c="8"/>| Belgium <text:s text:c="7"/>|</text:p>
      <text:p text:style-name="Preformatted_20_Text">| Kara <text:s text:c="5"/>| Nielsen <text:s text:c="4"/>| kara.nielsen@jubii.dk <text:s text:c="8"/>| Denmark <text:s text:c="7"/>|</text:p>
      <text:p text:style-name="Preformatted_20_Text">| Eduardo <text:s text:c="2"/>| Martins <text:s text:c="4"/>| eduardo@woodstock.com.br <text:s text:c="5"/>| Brazil <text:s text:c="8"/>|</text:p>
      <text:p text:style-name="Preformatted_20_Text">| Alexandre | Rocha <text:s text:c="6"/>| alero@uol.com.br <text:s text:c="13"/>| Brazil <text:s text:c="8"/>|</text:p>
      <text:p text:style-name="Preformatted_20_Text">| Roberto <text:s text:c="2"/>| Almeida <text:s text:c="4"/>| roberto.almeida@riotur.gov.br | Brazil <text:s text:c="8"/>|</text:p>
      <text:p text:style-name="Preformatted_20_Text">| Fernanda <text:s/>| Ramos <text:s text:c="6"/>| fernadaramos4@uol.com.br <text:s text:c="5"/>| Brazil <text:s text:c="8"/>|</text:p>
      <text:p text:style-name="Preformatted_20_Text">| João <text:s text:c="5"/>| Fernandes <text:s text:c="2"/>| jfernandes@yahoo.pt <text:s text:c="10"/>| Portugal <text:s text:c="6"/>|</text:p>
      <text:p text:style-name="Preformatted_20_Text">| Madalena <text:s/>| Sampaio <text:s text:c="4"/>| masampaio@sapo.pt <text:s text:c="12"/>| Portugal <text:s text:c="6"/>|</text:p>
      <text:p text:style-name="Preformatted_20_Text">| Hannah <text:s text:c="3"/>| Schneider <text:s text:c="2"/>| hannah.schneider@yahoo.de <text:s text:c="4"/>| Germany <text:s text:c="7"/>|</text:p>
      <text:p text:style-name="Preformatted_20_Text">| Fynn <text:s text:c="5"/>| Zimmermann <text:s/>| fzimmermann@yahoo.de <text:s text:c="9"/>| Germany <text:s text:c="7"/>|</text:p>
      <text:p text:style-name="Preformatted_20_Text">| Niklas <text:s text:c="3"/>| Schröder <text:s text:c="3"/>| nschroder@surfeu.de <text:s text:c="10"/>| Germany <text:s text:c="7"/>|</text:p>
      <text:p text:style-name="Preformatted_20_Text">| Camille <text:s text:c="2"/>| Bernard <text:s text:c="4"/>| camille.bernard@yahoo.fr <text:s text:c="5"/>| France <text:s text:c="8"/>|</text:p>
      <text:p text:style-name="Preformatted_20_Text">| Dominique | Lefebvre <text:s text:c="3"/>| dominiquelefebvre@gmail.com <text:s text:c="2"/>| France <text:s text:c="8"/>|</text:p>
      <text:p text:style-name="Preformatted_20_Text">| Marc <text:s text:c="5"/>| Dubois <text:s text:c="5"/>| marc.dubois@hotmail.com <text:s text:c="6"/>| France <text:s text:c="8"/>|</text:p>
      <text:p text:style-name="Preformatted_20_Text">| Wyatt <text:s text:c="4"/>| Girard <text:s text:c="5"/>| wyatt.girard@yahoo.fr <text:s text:c="8"/>| France <text:s text:c="8"/>|</text:p>
      <text:p text:style-name="Preformatted_20_Text">| Isabelle <text:s/>| Mercier <text:s text:c="4"/>| isabelle_mercier@apple.fr <text:s text:c="4"/>| France <text:s text:c="8"/>|</text:p>
      <text:p text:style-name="Preformatted_20_Text">| Terhi <text:s text:c="4"/>| Hämäläinen <text:s/>| terhi.hamalainen@apple.fi <text:s text:c="4"/>| Finland <text:s text:c="7"/>|</text:p>
      <text:p text:style-name="Preformatted_20_Text">| Ladislav <text:s/>| Kovács <text:s text:c="5"/>| ladislav_kovacs@apple.hu <text:s text:c="5"/>| Hungary <text:s text:c="7"/>|</text:p>
      <text:p text:style-name="Preformatted_20_Text">| Hugh <text:s text:c="5"/>| O'Reilly <text:s text:c="3"/>| hughoreilly@apple.ie <text:s text:c="9"/>| Ireland <text:s text:c="7"/>|</text:p>
      <text:p text:style-name="Preformatted_20_Text">+-----------+-------------+-------------------------------+----------------+</text:p>
      <text:p text:style-name="P1">(Output limit exceeded, 25 of 38 total rows shown)</text:p>
      <text:h text:style-name="Heading_20_2" text:outline-level="2">Key takeaways</text:h>
      <text:p text:style-name="Text_20_body">Logical operators allow you to create more specific filters that target the security-related information you need. The <text:span text:style-name="Variable">AND</text:span> operator requires two conditions to be true simultaneously, the <text:span text:style-name="Variable">OR</text:span> operator requires either one or both conditions to be true, and the <text:span text:style-name="Variable">NOT</text:span> operator negates a condition. Logical operators can be combined together to create even more specific querie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7T20:43:01.813000000</meta:creation-date>
    <dc:date>2023-09-27T20:43:29.735000000</dc:date>
    <meta:editing-duration>PT28S</meta:editing-duration>
    <meta:editing-cycles>1</meta:editing-cycles>
    <meta:document-statistic meta:table-count="0" meta:image-count="0" meta:object-count="0" meta:page-count="4" meta:paragraph-count="143" meta:word-count="1508" meta:character-count="10774" meta:non-whitespace-character-count="7875"/>
    <meta:generator>LibreOffice/7.4.1.2$Windows_X86_64 LibreOffice_project/3c58a8f3a960df8bc8fd77b461821e42c061c5f0</meta:generator>
  </office:meta>
</office:document-meta>
</file>